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</text:p>
      <text:p text:style-name="P1">infinitive <text:span text:style-name="T1">=</text:span> <text:span text:style-name="T2">'oputxu'</text:span></text:p>
      <text:p text:style-name="P1">tense <text:span text:style-name="T1">=</text:span> <text:span text:style-name="T2">'optative'</text:span> <text:span text:style-name="T8"># insert 'past', 'present','future','past progressive' or 'optative</text:span></text:p>
      <text:p text:style-name="P1">all_conjugations <text:span text:style-name="T1">=</text:span> collect_conjugations_all(infinitive, subjects, <text:span text:style-name="T9">tense</text:span><text:span text:style-name="T1">=</text:span>tense)</text:p>
      <text:p text:style-name="P6"/>
      <text:p text:style-name="P4"># Print the formatted conjugations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(</text:span><text:span text:style-name="T6">{</text:span>tense<text:span text:style-name="T6">}</text:span><text:span text:style-name="T2"> tense):"</text:span>)</text:p>
      <text:p text:style-name="P1"><text:span text:style-name="T4">print</text:span>(format_conjugations(all_conjugations))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48:20.395000000</dc:date>
    <meta:editing-duration>PT11M9S</meta:editing-duration>
    <meta:editing-cycles>5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7" meta:word-count="35" meta:character-count="358" meta:non-whitespace-character-count="330"/>
  </office:meta>
</office:document-meta>
</file>